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342cm" fo:min-width="3.0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2.032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5.08cm" svg:x="5.333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5.08cm" svg:x="3.634cm" svg:y="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12cm" svg:height="1.187cm" svg:x="5.261cm" svg:y="1.535cm">
          <draw:text-box>
            <text:p><text:span text:style-name="T1">U</text:span></text:p>
          </draw:text-box>
        </draw:frame>
        <draw:frame draw:style-name="gr2" draw:text-style-name="P2" draw:layer="layout" svg:width="1.018cm" svg:height="1.187cm" svg:x="2.361cm" svg:y="5.736cm">
          <draw:text-box>
            <text:p><text:span text:style-name="T1">V</text:span></text:p>
          </draw:text-box>
        </draw:frame>
        <draw:frame draw:style-name="gr2" draw:text-style-name="P2" draw:layer="layout" svg:width="1.209cm" svg:height="1.187cm" svg:x="8.861cm" svg:y="5.737cm">
          <draw:text-box>
            <text:p><text:span text:style-name="T1">W</text:span></text:p>
          </draw:text-box>
        </draw:frame>
        <draw:frame draw:style-name="gr2" draw:text-style-name="P4" draw:layer="layout" svg:width="3.114cm" svg:height="1.361cm" svg:x="7.394cm" svg:y="6.79cm">
          <draw:text-box>
            <text:p text:style-name="P3"><text:span text:style-name="T2">Varianti, kur</text:span></text:p>
            <text:p text:style-name="P3"><text:span text:style-name="T2">3. burts ir A</text:span></text:p>
          </draw:text-box>
        </draw:frame>
        <draw:frame draw:style-name="gr2" draw:text-style-name="P4" draw:layer="layout" svg:width="3.114cm" svg:height="1.361cm" svg:x="2.194cm" svg:y="6.791cm">
          <draw:text-box>
            <text:p text:style-name="P3"><text:span text:style-name="T2">Varianti, kur</text:span></text:p>
            <text:p text:style-name="P3"><text:span text:style-name="T2">2. burts ir A</text:span></text:p>
          </draw:text-box>
        </draw:frame>
        <draw:frame draw:style-name="gr2" draw:text-style-name="P4" draw:layer="layout" svg:width="3.114cm" svg:height="1.361cm" svg:x="4.694cm" svg:y="2.491cm">
          <draw:text-box>
            <text:p text:style-name="P3"><text:span text:style-name="T2">Varianti, kur</text:span></text:p>
            <text:p text:style-name="P3"><text:span text:style-name="T2">1. burts ir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22:07:04.085523153</meta:creation-date>
    <dc:date>2019-10-29T22:38:44.119676278</dc:date>
    <meta:editing-duration>PT21M30S</meta:editing-duration>
    <meta:editing-cycles>1</meta:editing-cycles>
    <meta:document-statistic meta:object-count="9"/>
    <meta:generator>LibreOffice/6.0.7.3$Linux_X86_64 LibreOffice_project/00m0$Build-3</meta:generator>
  </office:meta>
</office:document-meta>
</file>